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102cm" draw:marker-start-width="0.352cm" draw:marker-end-width="0.352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839cm" fo:min-width="0cm"/>
    </style:style>
    <style:style style:name="gr4" style:family="graphic" style:parent-style-name="objectwithoutfill">
      <style:graphic-properties draw:stroke="dash" draw:stroke-dash="Fine_20_Dashed" svg:stroke-width="0.102cm" svg:stroke-color="#0066cc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5" style:family="graphic" style:parent-style-name="objectwithoutfill">
      <style:graphic-properties svg:stroke-width="0.102cm" svg:stroke-color="#0066cc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draw:stroke="solid" draw:stroke-dash="Fine_20_Dashed" svg:stroke-width="0.102cm" svg:stroke-color="#ff950e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ole-draw-aspect="1" style:protect="size"/>
    </style:style>
    <style:style style:name="gr8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769cm" fo:min-width="0cm"/>
    </style:style>
    <style:style style:name="gr9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778cm" fo:min-width="0cm"/>
    </style:style>
    <style:style style:name="gr10" style:family="graphic" style:parent-style-name="objectwithoutfill">
      <style:graphic-properties draw:stroke="dash" draw:stroke-dash="Fine_20_Dashed" svg:stroke-width="0.102cm" svg:stroke-color="#ff8080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text-properties fo:color="#ff8080"/>
    </style:style>
    <style:style style:name="P3" style:family="paragraph">
      <style:text-properties fo:color="#0066cc"/>
    </style:style>
    <style:style style:name="P4" style:family="paragraph">
      <style:text-properties fo:color="#ff950e"/>
    </style:style>
    <style:style style:name="P5" style:family="paragraph">
      <style:text-properties style:use-window-font-color="true"/>
    </style:style>
    <style:style style:name="P6" style:family="paragraph">
      <style:text-properties fo:font-size="22pt" style:font-size-asian="22pt" style:font-size-complex="22pt"/>
    </style:style>
    <style:style style:name="T1" style:family="text">
      <style:text-properties fo:color="#0066cc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color="#ff8080"/>
    </style:style>
    <style:style style:name="T4" style:family="text">
      <style:text-properties fo:color="#ff950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47cm" svg:y1="6.274cm" svg:x2="27.251cm" svg:y2="6.274cm">
          <text:p/>
        </draw:line>
        <draw:line draw:style-name="gr2" draw:text-style-name="P1" draw:layer="layout" svg:x1="3.883cm" svg:y1="5.793cm" svg:x2="3.883cm" svg:y2="6.682cm">
          <text:p/>
        </draw:line>
        <draw:line draw:style-name="gr2" draw:text-style-name="P1" draw:layer="layout" svg:x1="11.214cm" svg:y1="5.794cm" svg:x2="11.214cm" svg:y2="6.683cm">
          <text:p/>
        </draw:line>
        <draw:line draw:style-name="gr2" draw:text-style-name="P1" draw:layer="layout" svg:x1="18.814cm" svg:y1="5.795cm" svg:x2="18.814cm" svg:y2="6.684cm">
          <text:p/>
        </draw:line>
        <draw:frame draw:style-name="gr3" draw:layer="layout" svg:width="2.157cm" svg:height="1.089cm" svg:x="7.361cm" svg:y="3.912cm">
          <draw:text-box>
            <text:p>(Late)</text:p>
          </draw:text-box>
        </draw:frame>
        <draw:frame draw:style-name="gr3" draw:layer="layout" svg:width="2.767cm" svg:height="1.089cm" svg:x="14.661cm" svg:y="3.912cm">
          <draw:text-box>
            <text:p>(Timely)</text:p>
          </draw:text-box>
        </draw:frame>
        <draw:frame draw:style-name="gr3" draw:layer="layout" svg:width="2.191cm" svg:height="1.089cm" svg:x="22.362cm" svg:y="3.913cm">
          <draw:text-box>
            <text:p>(Ugly)</text:p>
          </draw:text-box>
        </draw:frame>
        <draw:frame draw:style-name="gr3" draw:layer="layout" svg:width="1.886cm" svg:height="1.089cm" svg:x="25.962cm" svg:y="5.113cm">
          <draw:text-box>
            <text:p>Time</text:p>
          </draw:text-box>
        </draw:frame>
        <draw:frame draw:style-name="gr3" draw:layer="layout" svg:width="7.284cm" svg:height="1.089cm" svg:x="1.861cm" svg:y="8.513cm">
          <draw:text-box>
            <text:p>HT Req <text:span text:style-name="T1">TAG_B</text:span> Initiated</text:p>
          </draw:text-box>
        </draw:frame>
        <draw:frame draw:style-name="gr3" draw:layer="layout" svg:width="7.356cm" svg:height="1.089cm" svg:x="9.261cm" svg:y="8.514cm">
          <draw:text-box>
            <text:p>HT Req <text:span text:style-name="T1">TAG_B</text:span> Inserted</text:p>
          </draw:text-box>
        </draw:frame>
        <draw:frame draw:style-name="gr3" draw:layer="layout" svg:width="7.144cm" svg:height="1.089cm" svg:x="16.562cm" svg:y="8.515cm">
          <draw:text-box>
            <text:p>HT Req <text:span text:style-name="T1">TAG_B</text:span> Evicted</text:p>
          </draw:text-box>
        </draw:frame>
        <draw:line draw:style-name="gr4" draw:text-style-name="P1" draw:layer="layout" svg:x1="3.867cm" svg:y1="8.444cm" svg:x2="3.867cm" svg:y2="6.989cm">
          <text:p/>
        </draw:line>
        <draw:line draw:style-name="gr5" draw:text-style-name="P1" draw:layer="layout" svg:x1="11.167cm" svg:y1="8.444cm" svg:x2="11.167cm" svg:y2="6.989cm">
          <text:p/>
        </draw:line>
        <draw:line draw:style-name="gr6" draw:text-style-name="P1" draw:layer="layout" svg:x1="18.867cm" svg:y1="6.988cm" svg:x2="18.867cm" svg:y2="8.443cm">
          <text:p/>
        </draw:line>
        <draw:frame draw:style-name="gr3" draw:layer="layout" svg:width="5.696cm" svg:height="1.119cm" svg:x="6.162cm" svg:y="3.213cm">
          <draw:text-box>
            <text:p><text:span text:style-name="T2">❶ </text:span>MT Ref <text:span text:style-name="T1">TAG_B</text:span></text:p>
          </draw:text-box>
        </draw:frame>
        <draw:frame draw:style-name="gr3" draw:layer="layout" svg:width="5.696cm" svg:height="1.119cm" svg:x="13.662cm" svg:y="3.214cm">
          <draw:text-box>
            <text:p><text:span text:style-name="T2">❷ </text:span>MT Ref <text:span text:style-name="T1">TAG_B</text:span></text:p>
          </draw:text-box>
        </draw:frame>
        <draw:frame draw:style-name="gr3" draw:layer="layout" svg:width="5.696cm" svg:height="1.119cm" svg:x="21.163cm" svg:y="3.215cm">
          <draw:text-box>
            <text:p><text:span text:style-name="T2">❹ </text:span>MT Ref <text:span text:style-name="T1">TAG_B</text:span></text:p>
          </draw:text-box>
        </draw:frame>
        <draw:line draw:style-name="gr4" draw:text-style-name="P1" draw:layer="layout" svg:x1="7.368cm" svg:y1="4.289cm" svg:x2="7.368cm" svg:y2="6.24cm">
          <text:p/>
        </draw:line>
        <draw:line draw:style-name="gr4" draw:text-style-name="P1" draw:layer="layout" svg:x1="14.668cm" svg:y1="4.289cm" svg:x2="14.668cm" svg:y2="6.24cm">
          <text:p/>
        </draw:line>
        <draw:line draw:style-name="gr4" draw:text-style-name="P1" draw:layer="layout" svg:x1="22.368cm" svg:y1="4.288cm" svg:x2="22.368cm" svg:y2="6.239cm">
          <text:p/>
        </draw:line>
        <draw:frame draw:style-name="gr7" draw:layer="layout" svg:width="1.999cm" svg:height="0.999cm" svg:x="13.855cm" svg:y="7.401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text-style-name="P2" draw:layer="layout" svg:width="2.538cm" svg:height="1.089cm" svg:x="2.563cm" svg:y="4.914cm">
          <draw:text-box>
            <text:p><text:span text:style-name="T3">TAG_A</text:span></text:p>
          </draw:text-box>
        </draw:frame>
        <draw:frame draw:style-name="gr3" draw:text-style-name="P3" draw:layer="layout" svg:width="2.538cm" svg:height="1.089cm" svg:x="9.863cm" svg:y="4.915cm">
          <draw:text-box>
            <text:p><text:span text:style-name="T1">TAG_B</text:span></text:p>
          </draw:text-box>
        </draw:frame>
        <draw:frame draw:style-name="gr3" draw:text-style-name="P4" draw:layer="layout" svg:width="2.572cm" svg:height="1.089cm" svg:x="17.563cm" svg:y="4.916cm">
          <draw:text-box>
            <text:p><text:span text:style-name="T4">TAG_C</text:span></text:p>
          </draw:text-box>
        </draw:frame>
        <draw:frame draw:style-name="gr8" draw:layer="layout" svg:width="2.051cm" svg:height="1.019cm" svg:x="12.961cm" svg:y="1.913cm">
          <draw:text-box>
            <text:p>(Bad)</text:p>
          </draw:text-box>
        </draw:frame>
        <draw:frame draw:style-name="gr9" draw:layer="layout" svg:width="5.696cm" svg:height="1.119cm" svg:x="11.962cm" svg:y="1.115cm">
          <draw:text-box>
            <text:p><text:span text:style-name="T2">❸ </text:span>MT Ref <text:span text:style-name="T3">TAG_A</text:span></text:p>
          </draw:text-box>
        </draw:frame>
        <draw:line draw:style-name="gr10" draw:text-style-name="P1" draw:layer="layout" svg:x1="12.938cm" svg:y1="2.221cm" svg:x2="12.968cm" svg:y2="6.241cm">
          <text:p/>
        </draw:line>
        <draw:line draw:style-name="gr1" draw:text-style-name="P1" draw:layer="layout" svg:x1="1.47cm" svg:y1="15.775cm" svg:x2="27.251cm" svg:y2="15.775cm">
          <text:p/>
        </draw:line>
        <draw:line draw:style-name="gr2" draw:text-style-name="P1" draw:layer="layout" svg:x1="3.883cm" svg:y1="15.294cm" svg:x2="3.883cm" svg:y2="16.183cm">
          <text:p/>
        </draw:line>
        <draw:line draw:style-name="gr2" draw:text-style-name="P1" draw:layer="layout" svg:x1="11.214cm" svg:y1="15.295cm" svg:x2="11.214cm" svg:y2="16.184cm">
          <text:p/>
        </draw:line>
        <draw:line draw:style-name="gr2" draw:text-style-name="P1" draw:layer="layout" svg:x1="18.814cm" svg:y1="15.296cm" svg:x2="18.814cm" svg:y2="16.185cm">
          <text:p/>
        </draw:line>
        <draw:frame draw:style-name="gr3" draw:layer="layout" svg:width="6.06cm" svg:height="1.089cm" svg:x="14.661cm" svg:y="13.413cm">
          <draw:text-box>
            <text:p>(Redundant_cache)</text:p>
          </draw:text-box>
        </draw:frame>
        <draw:frame draw:style-name="gr3" draw:layer="layout" svg:width="1.886cm" svg:height="1.089cm" svg:x="25.962cm" svg:y="14.614cm">
          <draw:text-box>
            <text:p>Time</text:p>
          </draw:text-box>
        </draw:frame>
        <draw:frame draw:style-name="gr3" draw:layer="layout" svg:width="7.355cm" svg:height="1.089cm" svg:x="1.861cm" svg:y="18.014cm">
          <draw:text-box>
            <text:p>MT Req <text:span text:style-name="T1">TAG_B</text:span> Initiated</text:p>
          </draw:text-box>
        </draw:frame>
        <draw:frame draw:style-name="gr3" draw:layer="layout" svg:width="7.427cm" svg:height="1.089cm" svg:x="9.261cm" svg:y="18.015cm">
          <draw:text-box>
            <text:p>MT Req <text:span text:style-name="T1">TAG_B</text:span> Inserted</text:p>
          </draw:text-box>
        </draw:frame>
        <draw:frame draw:style-name="gr3" draw:layer="layout" svg:width="7.215cm" svg:height="1.089cm" svg:x="16.562cm" svg:y="18.016cm">
          <draw:text-box>
            <text:p>MT Req <text:span text:style-name="T1">TAG_B</text:span> Evicted</text:p>
          </draw:text-box>
        </draw:frame>
        <draw:line draw:style-name="gr4" draw:text-style-name="P1" draw:layer="layout" svg:x1="3.867cm" svg:y1="17.945cm" svg:x2="3.867cm" svg:y2="16.49cm">
          <text:p/>
        </draw:line>
        <draw:line draw:style-name="gr5" draw:text-style-name="P1" draw:layer="layout" svg:x1="11.167cm" svg:y1="17.945cm" svg:x2="11.167cm" svg:y2="16.49cm">
          <text:p/>
        </draw:line>
        <draw:line draw:style-name="gr6" draw:text-style-name="P1" draw:layer="layout" svg:x1="18.867cm" svg:y1="16.489cm" svg:x2="18.867cm" svg:y2="17.944cm">
          <text:p/>
        </draw:line>
        <draw:frame draw:style-name="gr3" draw:layer="layout" svg:width="5.586cm" svg:height="1.119cm" svg:x="6.162cm" svg:y="12.614cm">
          <draw:text-box>
            <text:p><text:span text:style-name="T2">❺</text:span> HT Ref <text:span text:style-name="T1">TAG_B</text:span></text:p>
          </draw:text-box>
        </draw:frame>
        <draw:frame draw:style-name="gr3" draw:layer="layout" svg:width="5.586cm" svg:height="1.119cm" svg:x="13.662cm" svg:y="12.615cm">
          <draw:text-box>
            <text:p><text:span text:style-name="T2">❻</text:span> HT Ref <text:span text:style-name="T1">TAG_B</text:span></text:p>
          </draw:text-box>
        </draw:frame>
        <draw:line draw:style-name="gr4" draw:text-style-name="P1" draw:layer="layout" svg:x1="7.368cm" svg:y1="13.79cm" svg:x2="7.368cm" svg:y2="15.741cm">
          <text:p/>
        </draw:line>
        <draw:line draw:style-name="gr4" draw:text-style-name="P1" draw:layer="layout" svg:x1="14.668cm" svg:y1="13.79cm" svg:x2="14.668cm" svg:y2="15.741cm">
          <text:p/>
        </draw:line>
        <draw:frame draw:style-name="gr7" draw:layer="layout" svg:width="1.999cm" svg:height="0.999cm" svg:x="13.855cm" svg:y="16.902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text-style-name="P5" draw:layer="layout" svg:width="2.538cm" svg:height="1.089cm" svg:x="3.063cm" svg:y="14.415cm">
          <draw:text-box>
            <text:p><text:span text:style-name="T3">TAG_A</text:span></text:p>
          </draw:text-box>
        </draw:frame>
        <draw:frame draw:style-name="gr3" draw:text-style-name="P3" draw:layer="layout" svg:width="2.538cm" svg:height="1.089cm" svg:x="9.863cm" svg:y="14.416cm">
          <draw:text-box>
            <text:p><text:span text:style-name="T1">TAG_B</text:span></text:p>
          </draw:text-box>
        </draw:frame>
        <draw:frame draw:style-name="gr3" draw:text-style-name="P4" draw:layer="layout" svg:width="2.572cm" svg:height="1.089cm" svg:x="17.563cm" svg:y="14.417cm">
          <draw:text-box>
            <text:p><text:span text:style-name="T4">TAG_C</text:span></text:p>
          </draw:text-box>
        </draw:frame>
        <draw:frame draw:style-name="gr3" draw:layer="layout" svg:width="5.781cm" svg:height="1.089cm" svg:x="7.361cm" svg:y="13.413cm">
          <draw:text-box>
            <text:p>(Redundant_mshr)</text:p>
          </draw:text-box>
        </draw:frame>
        <draw:frame draw:style-name="gr3" draw:text-style-name="P6" draw:layer="layout" svg:width="22.984cm" svg:height="1.119cm" svg:x="3.206cm" svg:y="9.99cm">
          <draw:text-box>
            <text:p><text:span text:style-name="T2">(a) ❶ </text:span><text:span text:style-name="T2">Late, ❷</text:span><text:span text:style-name="T2">Timely, ❸ </text:span><text:span text:style-name="T2">Bad and ❹ </text:span><text:span text:style-name="T2">Ugly Helper Thread Requests</text:span></text:p>
          </draw:text-box>
        </draw:frame>
        <draw:frame draw:style-name="gr3" draw:text-style-name="P6" draw:layer="layout" svg:width="25.83cm" svg:height="1.119cm" svg:x="2.106cm" svg:y="19.591cm">
          <draw:text-box>
            <text:p><text:span text:style-name="T2">(b) ❺</text:span><text:span text:style-name="T2"> </text:span><text:span text:style-name="T2">Redundant_mshr and ❻ redundant_cache Helper Thread Request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0.787cm" fo:page-width="29.693cm" fo:page-height="21.71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6-13T16:35:47</meta:creation-date>
    <dc:date>2012-09-02T20:38:15</dc:date>
    <meta:editing-duration>PT59M51S</meta:editing-duration>
    <meta:editing-cycles>79</meta:editing-cycles>
    <meta:generator>LibreOffice/3.5$Linux_X86_64 LibreOffice_project/350m1$Build-2</meta:generator>
    <dc:creator>Min Cai</dc:creator>
    <meta:document-statistic meta:object-count="50"/>
  </office:meta>
</office:document-meta>
</file>

<file path=Object 1/content.xml><?xml version="1.0" encoding="utf-8"?>
<math xmlns="http://www.w3.org/1998/Math/MathML">
  <mrow/>
</math>
</file>

<file path=Object 2/content.xml><?xml version="1.0" encoding="utf-8"?>
<math xmlns="http://www.w3.org/1998/Math/MathML">
  <mrow/>
</math>
</file>